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Basic/Standard/script-lb.xml" manifest:media-type="text/xml"/>
  <manifest:file-entry manifest:full-path="Basic/Standard/Module2.xml" manifest:media-type="text/xml"/>
  <manifest:file-entry manifest:full-path="Basic/script-lc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4.78mm"/>
    </style:style>
    <style:style style:name="co3" style:family="table-column">
      <style:table-column-properties fo:break-before="auto" style:column-width="20.51mm"/>
    </style:style>
    <style:style style:name="co4" style:family="table-column">
      <style:table-column-properties fo:break-before="auto" style:column-width="22.9mm"/>
    </style:style>
    <style:style style:name="co6" style:family="table-column">
      <style:table-column-properties fo:break-before="auto" style:column-width="17.3mm"/>
    </style:style>
    <style:style style:name="co7" style:family="table-column">
      <style:table-column-properties fo:break-before="auto" style:column-width="13.69mm"/>
    </style:style>
    <style:style style:name="co8" style:family="table-column">
      <style:table-column-properties fo:break-before="auto" style:column-width="6.86mm"/>
    </style:style>
    <style:style style:name="co9" style:family="table-column">
      <style:table-column-properties fo:break-before="auto" style:column-width="4.9mm"/>
    </style:style>
    <style:style style:name="co10" style:family="table-column">
      <style:table-column-properties fo:break-before="auto" style:column-width="91.88mm"/>
    </style:style>
    <style:style style:name="co11" style:family="table-column">
      <style:table-column-properties fo:break-before="auto" style:column-width="17.09mm"/>
    </style:style>
    <style:style style:name="co12" style:family="table-column">
      <style:table-column-properties fo:break-before="auto" style:column-width="11.01mm"/>
    </style:style>
    <style:style style:name="ro6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49mm" fo:break-before="auto" style:use-optimal-row-height="true"/>
    </style:style>
    <style:style style:name="ro3" style:family="table-row">
      <style:table-row-properties style:row-height="4.41mm" fo:break-before="auto" style:use-optimal-row-height="true"/>
    </style:style>
    <style:style style:name="ro4" style:family="table-row">
      <style:table-row-properties style:row-height="4.82mm" fo:break-before="auto" style:use-optimal-row-height="true"/>
    </style:style>
    <style:style style:name="ro5" style:family="table-row">
      <style:table-row-properties style:row-height="9.17mm" fo:break-before="auto" style:use-optimal-row-height="true"/>
    </style:style>
    <style:style style:name="ro7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22pt" fo:language="fi" fo:country="FI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Cumberland AMT" fo:font-size="10pt" fo:language="fi" fo:country="FI" fo:font-style="normal" fo:text-shadow="none" style:text-underline-style="none" fo:font-weight="bold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Cumberland AMT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7.06mm"/>
      <style:text-properties style:use-window-font-color="true" style:text-outline="false" style:text-line-through-style="none" style:font-name="Cumberland AMT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14.11mm"/>
      <style:text-properties style:use-window-font-color="true" style:text-outline="false" style:text-line-through-style="none" style:font-name="Cumberland AMT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font-name="Cumberland AMT" fo:font-size="10pt" fo:language="fi" fo:country="FI" fo:font-style="normal" fo:text-shadow="none" style:text-underline-style="none" fo:font-weight="bold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10.58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10.58mm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10.58mm"/>
      <style:text-properties style:use-window-font-color="true" style:text-outline="false" style:text-line-through-style="none" style:font-name="Cumberland AMT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 fo:margin-left="3.53mm"/>
      <style:text-properties style:use-window-font-color="true" style:text-outline="false" style:text-line-through-style="none" style:font-name="Cumberland AMT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17.64mm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4" style:family="table-cell" style:parent-style-name="Default" style:data-style-name="N111"/>
    <style:style style:name="ce15" style:family="table-cell" style:parent-style-name="Default" style:data-style-name="N111">
      <style:table-cell-properties fo:wrap-option="wrap"/>
      <style:text-properties style:use-window-font-color="true" style:text-outline="false" style:text-line-through-style="none" style:font-name="Cumberland AMT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12">
      <style:table-cell-properties fo:wrap-option="wrap"/>
      <style:text-properties style:use-window-font-color="true" style:text-outline="false" style:text-line-through-style="none" style:font-name="Cumberland AMT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41">
      <style:text-properties fo:font-weight="bold" style:font-weight-asian="bold" style:font-weight-complex="bold"/>
    </style:style>
    <style:style style:name="ce18" style:family="table-cell" style:parent-style-name="Default" style:data-style-name="N41"/>
    <style:style style:name="ce19" style:family="table-cell" style:parent-style-name="Default">
      <style:table-cell-properties style:text-align-source="fix" style:repeat-content="false"/>
      <style:paragraph-properties fo:text-align="start" fo:margin-left="7.06mm"/>
    </style:style>
    <style:style style:name="ce20" style:family="table-cell" style:parent-style-name="Default" style:data-style-name="N2"/>
  </office:automatic-styles>
  <office:body>
    <office:spreadsheet>
      <table:table table:name="formulas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9" table:default-cell-style-name="Default"/>
        <table:table-column table:style-name="co8" table:default-cell-style-name="Default"/>
        <table:table-row table:style-name="ro2">
          <table:table-cell table:style-name="ce1" office:value-type="string">
            <text:p>Sunrise/Sunset Algorithm</text:p>
          </table:table-cell>
          <table:table-cell table:number-columns-repeated="10"/>
        </table:table-row>
        <table:table-row table:style-name="ro3">
          <table:table-cell table:number-columns-repeated="11"/>
        </table:table-row>
        <table:table-row table:style-name="ro4">
          <table:table-cell table:style-name="ce2" office:value-type="string">
            <text:p>Source:</text:p>
          </table:table-cell>
          <table:table-cell table:number-columns-repeated="10"/>
        </table:table-row>
        <table:table-row table:style-name="ro4">
          <table:table-cell table:style-name="ce3" office:value-type="string">
            <text:p><text:s text:c="3"/>Almanac for Computers, 1990</text:p>
          </table:table-cell>
          <table:table-cell table:number-columns-repeated="10"/>
        </table:table-row>
        <table:table-row table:style-name="ro4">
          <table:table-cell table:style-name="ce3" office:value-type="string">
            <text:p><text:s text:c="3"/>published by Nautical Almanac Office</text:p>
          </table:table-cell>
          <table:table-cell table:number-columns-repeated="10"/>
        </table:table-row>
        <table:table-row table:style-name="ro4">
          <table:table-cell table:style-name="ce3" office:value-type="string">
            <text:p><text:s text:c="3"/>United States Naval Observatory</text:p>
          </table:table-cell>
          <table:table-cell table:number-columns-repeated="10"/>
        </table:table-row>
        <table:table-row table:style-name="ro4">
          <table:table-cell table:style-name="ce3" office:value-type="string">
            <text:p><text:s text:c="3"/>Washington, DC 20392</text:p>
          </table:table-cell>
          <table:table-cell table:number-columns-repeated="10"/>
        </table:table-row>
        <table:table-row table:style-name="ro3">
          <table:table-cell table:number-columns-repeated="11"/>
        </table:table-row>
        <table:table-row table:style-name="ro4">
          <table:table-cell table:style-name="ce2" office:value-type="string">
            <text:p>Inputs:</text:p>
          </table:table-cell>
          <table:table-cell table:style-name="ce13" office:value-type="string">
            <text:p>Day</text:p>
          </table:table-cell>
          <table:table-cell table:style-name="ce13" office:value-type="string">
            <text:p>Month</text:p>
          </table:table-cell>
          <table:table-cell table:style-name="ce13" office:value-type="string">
            <text:p>Year</text:p>
          </table:table-cell>
          <table:table-cell table:number-columns-repeated="7"/>
        </table:table-row>
        <table:table-row table:style-name="ro4">
          <table:table-cell table:style-name="ce3" office:value-type="string">
            <text:p><text:s text:c="3"/>Date of <text:s/>sunrise/sunset</text:p>
          </table:table-cell>
          <table:table-cell table:formula="of:=[mainpage.B4]" office:value-type="float" office:value="3">
            <text:p>3</text:p>
          </table:table-cell>
          <table:table-cell table:formula="of:=[mainpage.C4]" office:value-type="float" office:value="11">
            <text:p>11</text:p>
          </table:table-cell>
          <table:table-cell table:formula="of:=[mainpage.D4]" office:value-type="float" office:value="2014">
            <text:p>2014</text:p>
          </table:table-cell>
          <table:table-cell table:number-columns-repeated="7"/>
        </table:table-row>
        <table:table-row table:style-name="ro4">
          <table:table-cell table:style-name="ce3" office:value-type="string">
            <text:p><text:s text:c="3"/>Location for sunrise/sunset</text:p>
          </table:table-cell>
          <table:table-cell table:style-name="ce13" office:value-type="string">
            <text:p>Latitude</text:p>
          </table:table-cell>
          <table:table-cell table:style-name="ce13" office:value-type="string">
            <text:p>Longitude</text:p>
          </table:table-cell>
          <table:table-cell table:style-name="ce13" office:value-type="string">
            <text:p>TZ</text:p>
          </table:table-cell>
          <table:table-cell table:number-columns-repeated="7"/>
        </table:table-row>
        <table:table-row table:style-name="ro4">
          <table:table-cell table:style-name="ce4" office:value-type="string">
            <text:p>Helsinki</text:p>
          </table:table-cell>
          <table:table-cell table:formula="of:=[mainpage.B6]" office:value-type="float" office:value="60.18">
            <text:p>60,18</text:p>
          </table:table-cell>
          <table:table-cell table:formula="of:=[mainpage.C6]" office:value-type="float" office:value="24.93">
            <text:p>24,93</text:p>
          </table:table-cell>
          <table:table-cell table:formula="of:=[mainpage.D6]" office:value-type="float" office:value="2">
            <text:p>2</text:p>
          </table:table-cell>
          <table:table-cell table:number-columns-repeated="7"/>
        </table:table-row>
        <table:table-row table:style-name="ro4">
          <table:table-cell table:style-name="ce3" office:value-type="string">
            <text:p><text:s text:c="3"/>Sun's zenith for sunrise/sunset</text:p>
          </table:table-cell>
          <table:table-cell table:number-columns-repeated="10"/>
        </table:table-row>
        <table:table-row table:style-name="ro4">
          <table:table-cell table:style-name="ce3" office:value-type="string">
            <text:p><text:s text:c="7"/>offical <text:s text:c="5"/>= 90 degrees 50'</text:p>
          </table:table-cell>
          <table:table-cell table:formula="of:=FLOOR(90+5/6;0.0001)" office:value-type="float" office:value="90.8333">
            <text:p>90,8333</text:p>
          </table:table-cell>
          <table:table-cell table:number-columns-repeated="9"/>
        </table:table-row>
        <table:table-row table:style-name="ro4">
          <table:table-cell table:style-name="ce3" office:value-type="string">
            <text:p><text:s text:c="7"/>civil <text:s text:c="7"/>= 96 degrees</text:p>
          </table:table-cell>
          <table:table-cell office:value-type="float" office:value="96">
            <text:p>96</text:p>
          </table:table-cell>
          <table:table-cell table:number-columns-repeated="9"/>
        </table:table-row>
        <table:table-row table:style-name="ro4">
          <table:table-cell table:style-name="ce3" office:value-type="string">
            <text:p><text:s text:c="7"/>nautical <text:s text:c="4"/>= 102 degrees</text:p>
          </table:table-cell>
          <table:table-cell office:value-type="float" office:value="102">
            <text:p>102</text:p>
          </table:table-cell>
          <table:table-cell table:number-columns-repeated="9"/>
        </table:table-row>
        <table:table-row table:style-name="ro4">
          <table:table-cell table:style-name="ce3" office:value-type="string">
            <text:p><text:s text:c="7"/>astronomical = 108 degrees</text:p>
          </table:table-cell>
          <table:table-cell office:value-type="float" office:value="108">
            <text:p>108</text:p>
          </table:table-cell>
          <table:table-cell table:number-columns-repeated="9"/>
        </table:table-row>
        <table:table-row table:style-name="ro3">
          <table:table-cell table:style-name="ce3"/>
          <table:table-cell table:number-columns-repeated="10"/>
        </table:table-row>
        <table:table-row table:style-name="ro4">
          <table:table-cell table:style-name="ce2" office:value-type="string">
            <text:p>1. Calculate the day of the year</text:p>
          </table:table-cell>
          <table:table-cell table:number-columns-repeated="10"/>
        </table:table-row>
        <table:table-row table:style-name="ro4">
          <table:table-cell table:style-name="ce5" office:value-type="string">
            <text:p>N = daynr(Year; Month; Day)</text:p>
          </table:table-cell>
          <table:table-cell table:formula="of:=DAYNR([.D10];[.C10];[mainpage.B4])" office:value-type="float" office:value="307">
            <text:p>307</text:p>
          </table:table-cell>
          <table:table-cell table:number-columns-repeated="9"/>
        </table:table-row>
        <table:table-row table:style-name="ro3">
          <table:table-cell table:number-columns-repeated="11"/>
        </table:table-row>
        <table:table-row table:style-name="ro5">
          <table:table-cell table:style-name="ce6" office:value-type="string">
            <text:p>2. convert the longitude to hour value and calculate an approximate time</text:p>
          </table:table-cell>
          <table:table-cell table:number-columns-repeated="10"/>
        </table:table-row>
        <table:table-row table:style-name="ro3">
          <table:table-cell table:style-name="ce4"/>
          <table:table-cell table:formula="of:=FLOOR([.C12]/15;0.001)" office:value-type="float" office:value="1.662">
            <text:p>1,662</text:p>
          </table:table-cell>
          <table:table-cell table:number-columns-repeated="9"/>
        </table:table-row>
        <table:table-row table:style-name="ro4">
          <table:table-cell table:style-name="ce4" office:value-type="string">
            <text:p>if rising time is desired:</text:p>
          </table:table-cell>
          <table:table-cell table:number-columns-repeated="10"/>
        </table:table-row>
        <table:table-row table:style-name="ro4">
          <table:table-cell table:style-name="ce5" office:value-type="string">
            <text:p>t1 = suntime(longitude; N; 1)</text:p>
          </table:table-cell>
          <table:table-cell table:formula="of:=SUNTIME([.C12];[.B20];1)" office:value-type="float" office:value="307.18075">
            <text:p>307,18075</text:p>
          </table:table-cell>
          <table:table-cell table:number-columns-repeated="9"/>
        </table:table-row>
        <table:table-row table:style-name="ro4">
          <table:table-cell table:style-name="ce4" office:value-type="string">
            <text:p>if setting time is desired:</text:p>
          </table:table-cell>
          <table:table-cell table:style-name="ce14"/>
          <table:table-cell table:number-columns-repeated="9"/>
        </table:table-row>
        <table:table-row table:style-name="ro4">
          <table:table-cell table:style-name="ce5" office:value-type="string">
            <text:p>t2 = suntime(longitude; N; 2)</text:p>
          </table:table-cell>
          <table:table-cell table:formula="of:=SUNTIME([.C12];[.B20];2)" office:value-type="float" office:value="307.68075">
            <text:p>307,68075</text:p>
          </table:table-cell>
          <table:table-cell table:number-columns-repeated="9"/>
        </table:table-row>
        <table:table-row table:style-name="ro3">
          <table:table-cell/>
          <table:table-cell table:style-name="ce14"/>
          <table:table-cell table:number-columns-repeated="9"/>
        </table:table-row>
        <table:table-row table:style-name="ro4">
          <table:table-cell table:style-name="ce2" office:value-type="string">
            <text:p>3. calculate the Sun's mean anomaly</text:p>
          </table:table-cell>
          <table:table-cell table:style-name="ce14"/>
          <table:table-cell table:number-columns-repeated="9"/>
        </table:table-row>
        <table:table-row table:style-name="ro4">
          <table:table-cell table:style-name="ce4" office:value-type="string">
            <text:p>M = manom(t1) <text:s text:c="2"/>Sunrise</text:p>
          </table:table-cell>
          <table:table-cell table:style-name="ce15" table:formula="of:=MANOM([.B25])" office:value-type="float" office:value="299.4683472">
            <text:p>299,4683</text:p>
          </table:table-cell>
          <table:table-cell table:number-columns-repeated="9"/>
        </table:table-row>
        <table:table-row table:style-name="ro4">
          <table:table-cell table:style-name="ce4" office:value-type="string">
            <text:p>M = manom(t2) <text:s text:c="2"/>Sunset</text:p>
          </table:table-cell>
          <table:table-cell table:style-name="ce15" table:formula="of:=MANOM([.B27])" office:value-type="float" office:value="299.9611472">
            <text:p>299,9611</text:p>
          </table:table-cell>
          <table:table-cell table:number-columns-repeated="9"/>
        </table:table-row>
        <table:table-row table:style-name="ro3">
          <table:table-cell table:number-columns-repeated="11"/>
        </table:table-row>
        <table:table-row table:style-name="ro4">
          <table:table-cell table:style-name="ce2" office:value-type="string">
            <text:p>4. calculate the Sun's true longitude</text:p>
          </table:table-cell>
          <table:table-cell table:number-columns-repeated="10"/>
        </table:table-row>
        <table:table-row table:style-name="ro4">
          <table:table-cell table:style-name="ce7" office:value-type="string">
            <text:p>Sunrise; L <text:s/>= truelong(M1)</text:p>
          </table:table-cell>
          <table:table-cell table:style-name="ce15" table:formula="of:=TRUELONG([.B30])" office:value-type="float" office:value="220.417092763437">
            <text:p>220,4171</text:p>
          </table:table-cell>
          <table:table-cell table:style-name="ce16"/>
          <table:table-cell table:number-columns-repeated="8"/>
        </table:table-row>
        <table:table-row table:style-name="ro4">
          <table:table-cell table:style-name="ce8" office:value-type="string">
            <text:p>Sunset; <text:s text:c="2"/>L = truelong(M2)</text:p>
          </table:table-cell>
          <table:table-cell table:style-name="ce15" table:formula="of:=TRUELONG([.B31])" office:value-type="float" office:value="220.917886349241">
            <text:p>220,9179</text:p>
          </table:table-cell>
          <table:table-cell table:style-name="ce16"/>
          <table:table-cell table:number-columns-repeated="8"/>
        </table:table-row>
        <table:table-row table:style-name="ro4">
          <table:table-cell table:style-name="ce9" office:value-type="string">
            <text:p>Conversion factor degrees to radians</text:p>
          </table:table-cell>
          <table:table-cell table:style-name="ce15" table:formula="of:=PI()/180" office:value-type="float" office:value="0.0174532925199433">
            <text:p>0,0175</text:p>
          </table:table-cell>
          <table:table-cell table:style-name="ce16"/>
          <table:table-cell table:number-columns-repeated="8"/>
        </table:table-row>
        <table:table-row table:style-name="ro3">
          <table:table-cell table:number-columns-repeated="11"/>
        </table:table-row>
        <table:table-row table:style-name="ro4">
          <table:table-cell table:style-name="ce2" office:value-type="string">
            <text:p>5a. calculate the Sun's right ascension</text:p>
          </table:table-cell>
          <table:table-cell table:number-columns-repeated="10"/>
        </table:table-row>
        <table:table-row table:style-name="ro4">
          <table:table-cell table:style-name="ce4" office:value-type="string">
            <text:p>RA = sunra(L1); <text:s text:c="2"/>Sunrise</text:p>
          </table:table-cell>
          <table:table-cell table:style-name="ce15" table:formula="of:=SUNRA([.B34])" office:value-type="float" office:value="38.0056703291805">
            <text:p>38,0057</text:p>
          </table:table-cell>
          <table:table-cell table:number-columns-repeated="9"/>
        </table:table-row>
        <table:table-row table:style-name="ro4">
          <table:table-cell table:style-name="ce4" office:value-type="string">
            <text:p>RA = sunra(L2); <text:s text:c="2"/>Sunset</text:p>
          </table:table-cell>
          <table:table-cell table:style-name="ce15" table:formula="of:=SUNRA([.B35])" office:value-type="float" office:value="38.4982571216161">
            <text:p>38,4983</text:p>
          </table:table-cell>
          <table:table-cell table:number-columns-repeated="9"/>
        </table:table-row>
        <table:table-row table:style-name="ro3">
          <table:table-cell table:number-columns-repeated="11"/>
        </table:table-row>
        <table:table-row table:style-name="ro4">
          <table:table-cell table:style-name="ce2" office:value-type="string">
            <text:p>5b. RA and L must be in the same quadrant</text:p>
          </table:table-cell>
          <table:table-cell table:number-columns-repeated="10"/>
        </table:table-row>
        <table:table-row table:style-name="ro4">
          <table:table-cell table:style-name="ce4" office:value-type="string">
            <text:p>RA = RALquad(RA, L) ; <text:s/>Sunrise</text:p>
          </table:table-cell>
          <table:table-cell table:style-name="ce14" table:formula="of:=RALQUAD([.B39]; [.B34])" office:value-type="float" office:value="218.005670329181">
            <text:p>218,0057</text:p>
          </table:table-cell>
          <table:table-cell table:number-columns-repeated="9"/>
        </table:table-row>
        <table:table-row table:style-name="ro4">
          <table:table-cell table:style-name="ce4" office:value-type="string">
            <text:p>RA = RALquad(RA, L) ; <text:s/>Sunset</text:p>
          </table:table-cell>
          <table:table-cell table:style-name="ce14" table:formula="of:=RALQUAD([.B40]; [.B35])" office:value-type="float" office:value="218.498257121616">
            <text:p>218,4983</text:p>
          </table:table-cell>
          <table:table-cell/>
          <table:table-cell table:style-name="ce14"/>
          <table:table-cell table:number-columns-repeated="7"/>
        </table:table-row>
        <table:table-row table:style-name="ro3">
          <table:table-cell table:number-columns-repeated="11"/>
        </table:table-row>
        <table:table-row table:style-name="ro4">
          <table:table-cell table:style-name="ce2" office:value-type="string">
            <text:p>5c. RA converted into hours</text:p>
          </table:table-cell>
          <table:table-cell table:number-columns-repeated="10"/>
        </table:table-row>
        <table:table-row table:style-name="ro4">
          <table:table-cell table:style-name="ce4" office:value-type="string">
            <text:p><text:s/>RA = RA / 15; <text:s text:c="2"/>Sunrise</text:p>
          </table:table-cell>
          <table:table-cell table:style-name="ce14" table:formula="of:=[.B43]/15" office:value-type="float" office:value="14.5337113552787">
            <text:p>14,5337</text:p>
          </table:table-cell>
          <table:table-cell table:number-columns-repeated="9"/>
        </table:table-row>
        <table:table-row table:style-name="ro4">
          <table:table-cell table:style-name="ce4" office:value-type="string">
            <text:p><text:s/>RA = RA / 15; <text:s text:c="2"/>Sunset</text:p>
          </table:table-cell>
          <table:table-cell table:style-name="ce14" table:formula="of:=[.B44]/15" office:value-type="float" office:value="14.5665504747744">
            <text:p>14,5666</text:p>
          </table:table-cell>
          <table:table-cell table:number-columns-repeated="9"/>
        </table:table-row>
        <table:table-row table:style-name="ro3">
          <table:table-cell table:number-columns-repeated="11"/>
        </table:table-row>
        <table:table-row table:style-name="ro4">
          <table:table-cell table:style-name="ce2" office:value-type="string">
            <text:p>6. calculate the Sun's declination</text:p>
          </table:table-cell>
          <table:table-cell/>
          <table:table-cell table:style-name="ce11" office:value-type="string">
            <text:p>declination</text:p>
          </table:table-cell>
          <table:table-cell table:number-columns-repeated="8"/>
        </table:table-row>
        <table:table-row table:style-name="ro4">
          <table:table-cell table:style-name="ce4" office:value-type="string">
            <text:p>sinDec = 0.39782 * sin(L); <text:s text:c="3"/>Sunrise</text:p>
          </table:table-cell>
          <table:table-cell table:formula="of:=0.39782 * SIN([.B$36]*[.B34])" office:value-type="float" office:value="-0.257925426667231">
            <text:p>-0,2579254267</text:p>
          </table:table-cell>
          <table:table-cell table:formula="of:=ASIN([.B51])/[.B$36]" office:value-type="float" office:value="-14.9469998355609">
            <text:p>-14,9469998356</text:p>
          </table:table-cell>
          <table:table-cell table:number-columns-repeated="8"/>
        </table:table-row>
        <table:table-row table:style-name="ro4">
          <table:table-cell table:style-name="ce4" office:value-type="string">
            <text:p>cosDec = cos(asin(sinDec))</text:p>
          </table:table-cell>
          <table:table-cell table:formula="of:=COS(ASIN([.B51]))" office:value-type="float" office:value="0.966164827696872">
            <text:p>0,9661648277</text:p>
          </table:table-cell>
          <table:table-cell table:formula="of:=ACOS([.B52])/[.B$36]" office:value-type="float" office:value="14.9469998355609">
            <text:p>14,9469998356</text:p>
          </table:table-cell>
          <table:table-cell table:number-columns-repeated="8"/>
        </table:table-row>
        <table:table-row table:style-name="ro3">
          <table:table-cell table:style-name="ce4"/>
          <table:table-cell table:number-columns-repeated="10"/>
        </table:table-row>
        <table:table-row table:style-name="ro4">
          <table:table-cell table:style-name="ce4" office:value-type="string">
            <text:p>sinDec = 0.39782 * sin(L); <text:s text:c="3"/>Sunset</text:p>
          </table:table-cell>
          <table:table-cell table:formula="of:=0.39782 * SIN([.B$36]*[.B35])" office:value-type="float" office:value="-0.260562847058821">
            <text:p>-0,2605628471</text:p>
          </table:table-cell>
          <table:table-cell table:formula="of:=ASIN([.B54])/[.B$36]" office:value-type="float" office:value="-15.1034621098247">
            <text:p>-15,1034621098</text:p>
          </table:table-cell>
          <table:table-cell table:number-columns-repeated="8"/>
        </table:table-row>
        <table:table-row table:style-name="ro4">
          <table:table-cell table:style-name="ce4" office:value-type="string">
            <text:p>cosDec = cos(asin(sinDec))</text:p>
          </table:table-cell>
          <table:table-cell table:formula="of:=COS(ASIN([.B54]))" office:value-type="float" office:value="0.96545688807559">
            <text:p>0,9654568881</text:p>
          </table:table-cell>
          <table:table-cell table:formula="of:=ACOS([.B55])/[.B$36]" office:value-type="float" office:value="15.1034621098247">
            <text:p>15,1034621098</text:p>
          </table:table-cell>
          <table:table-cell table:number-columns-repeated="8"/>
        </table:table-row>
        <table:table-row table:style-name="ro3">
          <table:table-cell table:number-columns-repeated="11"/>
        </table:table-row>
        <table:table-row table:style-name="ro4">
          <table:table-cell table:style-name="ce2" office:value-type="string">
            <text:p>7a. calculate the Sun's local hour angle</text:p>
          </table:table-cell>
          <table:table-cell table:style-name="ce11" office:value-type="string">
            <text:p>Official</text:p>
          </table:table-cell>
          <table:table-cell table:style-name="ce11" office:value-type="string">
            <text:p>Civil</text:p>
          </table:table-cell>
          <table:table-cell table:number-columns-repeated="8"/>
        </table:table-row>
        <table:table-row table:style-name="ro5">
          <table:table-cell table:style-name="ce4" office:value-type="string">
            <text:p>cosH=(cos(zenith)-(sinDec*sin(latitude)))/(cosDec*cos(latitude)); <text:s text:c="2"/>Sunrise</text:p>
          </table:table-cell>
          <table:table-cell table:formula="of:=(COS([.B$36]*[.B$14])-([.B51]*SIN([.B$36]*[.B$12])))/([.B52]*COS([.B$36]*[.B$12]))" office:value-type="float" office:value="0.435487762804994">
            <text:p>0,4354877628</text:p>
          </table:table-cell>
          <table:table-cell table:formula="of:=(COS([.B$36]*[.B$15])-([.B51]*SIN([.B$36]*[.B$12])))/([.B52]*COS([.B$36]*[.B$12]))" office:value-type="float" office:value="0.248194835561806">
            <text:p>0,2481948356</text:p>
          </table:table-cell>
          <table:table-cell table:number-columns-repeated="8"/>
        </table:table-row>
        <table:table-row table:style-name="ro3">
          <table:table-cell table:style-name="ce4"/>
          <table:table-cell table:number-columns-repeated="10"/>
        </table:table-row>
        <table:table-row table:style-name="ro5">
          <table:table-cell table:style-name="ce4" office:value-type="string">
            <text:p>cosH=(cos(zenith)-(sinDec*sin(latitude)))/(cosDec*cos(latitude)); <text:s text:c="2"/>Sunset</text:p>
          </table:table-cell>
          <table:table-cell table:formula="of:=(COS([.B$36]*[.B$14])-([.B54]*SIN([.B$36]*[.B$12])))/([.B55]*COS([.B$36]*[.B$12]))" office:value-type="float" office:value="0.44057319899989">
            <text:p>0,440573199</text:p>
          </table:table-cell>
          <table:table-cell table:formula="of:=(COS([.B$36]*[.B$15])-([.B54]*SIN([.B$36]*[.B$12])))/([.B55]*COS([.B$36]*[.B$12]))" office:value-type="float" office:value="0.253142935656438">
            <text:p>0,2531429357</text:p>
          </table:table-cell>
          <table:table-cell table:number-columns-repeated="8"/>
        </table:table-row>
        <table:table-row table:style-name="ro3">
          <table:table-cell table:style-name="ce4"/>
          <table:table-cell table:number-columns-repeated="10"/>
        </table:table-row>
        <table:table-row table:style-name="ro4">
          <table:table-cell table:style-name="ce3" office:value-type="string">
            <text:p><text:s text:c="8"/></text:p>
          </table:table-cell>
          <table:table-cell table:number-columns-repeated="10"/>
        </table:table-row>
        <table:table-row table:style-name="ro4">
          <table:table-cell table:style-name="ce3" office:value-type="string">
            <text:p>if (cosH &gt; <text:s/>1) </text:p>
          </table:table-cell>
          <table:table-cell table:number-columns-repeated="10"/>
        </table:table-row>
        <table:table-row table:style-name="ro5">
          <table:table-cell table:style-name="ce4" office:value-type="string">
            <text:p>the sun never rises on this location (on the specified date)</text:p>
          </table:table-cell>
          <table:table-cell table:number-columns-repeated="10"/>
        </table:table-row>
        <table:table-row table:style-name="ro4">
          <table:table-cell table:style-name="ce3" office:value-type="string">
            <text:p>if (cosH &lt; -1)</text:p>
          </table:table-cell>
          <table:table-cell table:number-columns-repeated="10"/>
        </table:table-row>
        <table:table-row table:style-name="ro5">
          <table:table-cell table:style-name="ce4" office:value-type="string">
            <text:p>the sun never sets on this location (on the specified date)</text:p>
          </table:table-cell>
          <table:table-cell table:number-columns-repeated="10"/>
        </table:table-row>
        <table:table-row table:style-name="ro3">
          <table:table-cell table:number-columns-repeated="11"/>
        </table:table-row>
        <table:table-row table:style-name="ro4">
          <table:table-cell table:style-name="ce2" office:value-type="string">
            <text:p>7b. Calculate H and convert into hours</text:p>
          </table:table-cell>
          <table:table-cell table:style-name="ce11" office:value-type="string">
            <text:p>Official</text:p>
          </table:table-cell>
          <table:table-cell table:style-name="ce11" office:value-type="string">
            <text:p>Civil</text:p>
          </table:table-cell>
          <table:table-cell table:number-columns-repeated="8"/>
        </table:table-row>
        <table:table-row table:style-name="ro4">
          <table:table-cell table:style-name="ce3" office:value-type="string">
            <text:p><text:s text:c="8"/></text:p>
          </table:table-cell>
          <table:table-cell table:number-columns-repeated="10"/>
        </table:table-row>
        <table:table-row table:style-name="ro4">
          <table:table-cell table:style-name="ce10" office:value-type="string">
            <text:p>if if rising time is desired:</text:p>
          </table:table-cell>
          <table:table-cell table:number-columns-repeated="10"/>
        </table:table-row>
        <table:table-row table:style-name="ro4">
          <table:table-cell table:style-name="ce9" office:value-type="string">
            <text:p>H = 360 - acos(cosH)</text:p>
          </table:table-cell>
          <table:table-cell table:formula="of:=360-ACOS([.B58])/[.B$36]" office:value-type="float" office:value="295.816335042183">
            <text:p>295,8163350422</text:p>
          </table:table-cell>
          <table:table-cell table:formula="of:=360-ACOS([.C58])/[.B$36]" office:value-type="float" office:value="284.370717529503">
            <text:p>284,3707175295</text:p>
          </table:table-cell>
          <table:table-cell table:number-columns-repeated="8"/>
        </table:table-row>
        <table:table-row table:style-name="ro4">
          <table:table-cell table:style-name="ce10" office:value-type="string">
            <text:p>if setting time is desired:</text:p>
          </table:table-cell>
          <table:table-cell table:number-columns-repeated="10"/>
        </table:table-row>
        <table:table-row table:style-name="ro4">
          <table:table-cell table:style-name="ce9" office:value-type="string">
            <text:p>H = acos(cosH)</text:p>
          </table:table-cell>
          <table:table-cell table:formula="of:=ACOS([.B60])/[.B$36]" office:value-type="float" office:value="63.8595407951879">
            <text:p>63,8595407952</text:p>
          </table:table-cell>
          <table:table-cell table:formula="of:=ACOS([.C60])/[.B$36]" office:value-type="float" office:value="75.336426811337">
            <text:p>75,3364268113</text:p>
          </table:table-cell>
          <table:table-cell table:number-columns-repeated="8"/>
        </table:table-row>
        <table:table-row table:style-name="ro3">
          <table:table-cell table:number-columns-repeated="11"/>
        </table:table-row>
        <table:table-row table:style-name="ro4">
          <table:table-cell table:style-name="ce10" office:value-type="string">
            <text:p>H = H / 15; <text:s text:c="2"/>Sunrise</text:p>
          </table:table-cell>
          <table:table-cell table:formula="of:=[.B71]/15" office:value-type="float" office:value="19.7210890028122">
            <text:p>19,7210890028</text:p>
          </table:table-cell>
          <table:table-cell table:formula="of:=[.C71]/15" office:value-type="float" office:value="18.9580478353002">
            <text:p>18,9580478353</text:p>
          </table:table-cell>
          <table:table-cell table:number-columns-repeated="8"/>
        </table:table-row>
        <table:table-row table:style-name="ro4">
          <table:table-cell table:style-name="ce10" office:value-type="string">
            <text:p>H = H / 15; <text:s text:c="2"/>Sunset</text:p>
          </table:table-cell>
          <table:table-cell table:formula="of:=[.B73]/15" office:value-type="float" office:value="4.25730271967919">
            <text:p>4,2573027197</text:p>
          </table:table-cell>
          <table:table-cell table:formula="of:=[.C73]/15" office:value-type="float" office:value="5.02242845408914">
            <text:p>5,0224284541</text:p>
          </table:table-cell>
          <table:table-cell table:number-columns-repeated="8"/>
        </table:table-row>
        <table:table-row table:style-name="ro3">
          <table:table-cell table:number-columns-repeated="11"/>
        </table:table-row>
        <table:table-row table:style-name="ro4">
          <table:table-cell table:style-name="ce2" office:value-type="string">
            <text:p>8. calculate local mean time of rising/setting</text:p>
          </table:table-cell>
          <table:table-cell table:number-columns-repeated="10"/>
        </table:table-row>
        <table:table-row table:style-name="ro4">
          <table:table-cell table:style-name="ce3" office:value-type="string">
            <text:p><text:s text:c="8"/></text:p>
          </table:table-cell>
          <table:table-cell table:number-columns-repeated="10"/>
        </table:table-row>
        <table:table-row table:style-name="ro4">
          <table:table-cell table:style-name="ce10" office:value-type="string">
            <text:p>T = H + RA - (0.06571 * t) – 6.622; Sunrise</text:p>
          </table:table-cell>
          <table:table-cell table:formula="of:=[.B75]+[.B$47]-(0.06571*[.B$25])-6.622" office:value-type="float" office:value="7.44795327559091">
            <text:p>7,4479532756</text:p>
          </table:table-cell>
          <table:table-cell table:formula="of:=IF([.B80]&lt;0;24+[.B80];[.B80])" office:value-type="float" office:value="7.44795327559091">
            <text:p>7,4479532756</text:p>
          </table:table-cell>
          <table:table-cell/>
          <table:table-cell table:formula="of:=[.C75]+[.B$47]-(0.06571*[.B$25])-6.622" office:value-type="float" office:value="6.6849121080789">
            <text:p>6,6849121081</text:p>
          </table:table-cell>
          <table:table-cell table:formula="of:=IF([.E80]&gt;24;-24+[.E80];[.E80])" office:value-type="float" office:value="6.6849121080789">
            <text:p>6,6849121081</text:p>
          </table:table-cell>
          <table:table-cell table:number-columns-repeated="5"/>
        </table:table-row>
        <table:table-row table:style-name="ro4">
          <table:table-cell table:style-name="ce10" office:value-type="string">
            <text:p>T = H + RA - (0.06571 * t) – 6.622; Sunset</text:p>
          </table:table-cell>
          <table:table-cell table:formula="of:=[.B76]+[.B$48]-(0.06571*[.B$27])-6.622" office:value-type="float" office:value="-8.01584888804641">
            <text:p>-8,015848888</text:p>
          </table:table-cell>
          <table:table-cell table:formula="of:=IF([.B81]&lt;0;24+[.B81];[.B81])" office:value-type="float" office:value="15.9841511119536">
            <text:p>15,984151112</text:p>
          </table:table-cell>
          <table:table-cell/>
          <table:table-cell table:formula="of:=[.C76]+[.B$48]-(0.06571*[.B$27])-6.622" office:value-type="float" office:value="-7.25072315363646">
            <text:p>-7,2507231536</text:p>
          </table:table-cell>
          <table:table-cell table:formula="of:=IF([.E81]&lt;0;24+[.E81];[.E81])" office:value-type="float" office:value="16.7492768463635">
            <text:p>16,7492768464</text:p>
          </table:table-cell>
          <table:table-cell table:number-columns-repeated="5"/>
        </table:table-row>
        <table:table-row table:style-name="ro7">
          <table:table-cell/>
          <table:table-cell office:value-type="string">
            <text:p>latitude</text:p>
          </table:table-cell>
          <table:table-cell table:number-columns-repeated="9"/>
        </table:table-row>
        <table:table-row table:style-name="ro4">
          <table:table-cell table:style-name="ce2" office:value-type="string">
            <text:p>9. adjust back to UTC</text:p>
          </table:table-cell>
          <table:table-cell table:number-columns-repeated="10"/>
        </table:table-row>
        <table:table-row table:style-name="ro4">
          <table:table-cell table:style-name="ce3" office:value-type="string">
            <text:p><text:s text:c="8"/></text:p>
          </table:table-cell>
          <table:table-cell table:number-columns-repeated="10"/>
        </table:table-row>
        <table:table-row table:style-name="ro4">
          <table:table-cell table:style-name="ce3" office:value-type="string">
            <text:p><text:s text:c="8"/>UT = T – lngHour; <text:s text:c="2"/>Sunrise UT</text:p>
          </table:table-cell>
          <table:table-cell table:formula="of:=[.B80]-[.C$12]/15" office:value-type="float" office:value="5.78595327559091">
            <text:p>5,7859532756</text:p>
          </table:table-cell>
          <table:table-cell table:formula="of:=IF([.B85]&lt;0;24+[.B85];[.B85])" office:value-type="float" office:value="5.78595327559091">
            <text:p>5,7859532756</text:p>
          </table:table-cell>
          <table:table-cell/>
          <table:table-cell table:formula="of:=[.E80]-[.C$12]/15" office:value-type="float" office:value="5.0229121080789">
            <text:p>5,0229121081</text:p>
          </table:table-cell>
          <table:table-cell table:formula="of:=IF([.E85]&gt;24;-24+[.E85];[.E85])" office:value-type="float" office:value="5.0229121080789">
            <text:p>5,0229121081</text:p>
          </table:table-cell>
          <table:table-cell table:number-columns-repeated="5"/>
        </table:table-row>
        <table:table-row table:style-name="ro4">
          <table:table-cell table:style-name="ce3" office:value-type="string">
            <text:p><text:s text:c="8"/>UT = T – lngHour; <text:s text:c="2"/>Sunset UT</text:p>
          </table:table-cell>
          <table:table-cell table:formula="of:=[.B81]-[.C$12]/15" office:value-type="float" office:value="-9.67784888804641">
            <text:p>-9,677848888</text:p>
          </table:table-cell>
          <table:table-cell table:formula="of:=IF([.B86]&lt;0;24+[.B86];[.B86])" office:value-type="float" office:value="14.3221511119536">
            <text:p>14,322151112</text:p>
          </table:table-cell>
          <table:table-cell/>
          <table:table-cell table:formula="of:=[.E81]-[.C$12]/15" office:value-type="float" office:value="-8.91272315363646">
            <text:p>-8,9127231536</text:p>
          </table:table-cell>
          <table:table-cell table:formula="of:=IF([.E86]&lt;0;24+[.E86];[.E86])" office:value-type="float" office:value="15.0872768463635">
            <text:p>15,0872768464</text:p>
          </table:table-cell>
          <table:table-cell table:number-columns-repeated="5"/>
        </table:table-row>
        <table:table-row table:style-name="ro3">
          <table:table-cell table:number-columns-repeated="11"/>
        </table:table-row>
        <table:table-row table:style-name="ro5">
          <table:table-cell table:style-name="ce2" office:value-type="string">
            <text:p>10. UT value to local time zone of latitude/longitude</text:p>
          </table:table-cell>
          <table:table-cell table:number-columns-repeated="10"/>
        </table:table-row>
        <table:table-row table:style-name="ro4">
          <table:table-cell table:style-name="ce3" office:value-type="string">
            <text:p><text:s text:c="8"/></text:p>
          </table:table-cell>
          <table:table-cell/>
          <table:table-cell table:style-name="ce13" office:value-type="string">
            <text:p>Official</text:p>
          </table:table-cell>
          <table:table-cell table:style-name="ce13" office:value-type="string">
            <text:p>Civil</text:p>
          </table:table-cell>
          <table:table-cell/>
          <table:table-cell table:style-name="ce14"/>
          <table:table-cell table:number-columns-repeated="2"/>
          <table:table-cell table:style-name="ce14"/>
          <table:table-cell table:number-columns-repeated="2"/>
        </table:table-row>
        <table:table-row table:style-name="ro4">
          <table:table-cell table:style-name="ce3" office:value-type="string">
            <text:p><text:s text:c="8"/>localT = UT + localOffset; <text:s text:c="2"/>Sunrise</text:p>
          </table:table-cell>
          <table:table-cell table:formula="of:=[.C85]+[.D$12]" office:value-type="float" office:value="7.78595327559091">
            <text:p>7,7859532756</text:p>
          </table:table-cell>
          <table:table-cell table:style-name="ce17" table:formula="of:=[.B90]/24" office:value-type="time" office:time-value="PT07H47M09.431792S">
            <text:p>07:47:09</text:p>
          </table:table-cell>
          <table:table-cell table:style-name="ce17" table:formula="of:=[.E90]/24" office:value-type="time" office:time-value="PT07H01M22.483589S">
            <text:p>07:01:22</text:p>
          </table:table-cell>
          <table:table-cell table:formula="of:=[.F85]+[.D$12]" office:value-type="float" office:value="7.0229121080789">
            <text:p>7,0229121081</text:p>
          </table:table-cell>
          <table:table-cell table:number-columns-repeated="6"/>
        </table:table-row>
        <table:table-row table:style-name="ro4">
          <table:table-cell table:style-name="ce3" office:value-type="string">
            <text:p><text:s text:c="8"/>localT = UT + localOffset; <text:s text:c="2"/>Sunset</text:p>
          </table:table-cell>
          <table:table-cell table:formula="of:=[.C86]+[.D$12]" office:value-type="float" office:value="16.3221511119536">
            <text:p>16,322151112</text:p>
          </table:table-cell>
          <table:table-cell table:style-name="ce17" table:formula="of:=[.B91]/24" office:value-type="time" office:time-value="PT16H19M19.744003S">
            <text:p>16:19:20</text:p>
          </table:table-cell>
          <table:table-cell table:style-name="ce17" table:formula="of:=[.E91]/24" office:value-type="time" office:time-value="PT17H05M14.196647S">
            <text:p>17:05:14</text:p>
          </table:table-cell>
          <table:table-cell table:formula="of:=[.F86]+[.D$12]" office:value-type="float" office:value="17.0872768463635">
            <text:p>17,0872768464</text:p>
          </table:table-cell>
          <table:table-cell table:style-name="ce14"/>
          <table:table-cell table:number-columns-repeated="2"/>
          <table:table-cell table:style-name="ce14"/>
          <table:table-cell table:number-columns-repeated="2"/>
        </table:table-row>
        <table:table-row table:style-name="ro3">
          <table:table-cell table:number-columns-repeated="2"/>
          <table:table-cell table:style-name="ce18"/>
          <table:table-cell table:number-columns-repeated="8"/>
        </table:table-row>
        <table:table-row table:style-name="ro7">
          <table:table-cell table:style-name="ce11" office:value-type="string">
            <text:p>11. Additional results</text:p>
          </table:table-cell>
          <table:table-cell table:number-columns-repeated="10"/>
        </table:table-row>
        <table:table-row table:style-name="ro7">
          <table:table-cell table:style-name="ce12" office:value-type="string">
            <text:p>Noon time = 0.5*(Sunrise + Sunset)</text:p>
          </table:table-cell>
          <table:table-cell table:formula="of:=0.5*([.B90]+[.B91])" office:value-type="float" office:value="12.0540521937723">
            <text:p>12,0540521938</text:p>
          </table:table-cell>
          <table:table-cell table:style-name="ce17" table:formula="of:=[.B94]/24" office:value-type="time" office:time-value="PT12H03M14.587898S">
            <text:p>12:03:15</text:p>
          </table:table-cell>
          <table:table-cell table:number-columns-repeated="8"/>
        </table:table-row>
        <table:table-row table:style-name="ro7">
          <table:table-cell table:style-name="ce12" office:value-type="string">
            <text:p>Day length = Sunset – Sunrise</text:p>
          </table:table-cell>
          <table:table-cell table:formula="of:=[.B91]-[.B90]" office:value-type="float" office:value="8.53619783636268">
            <text:p>8,5361978364</text:p>
          </table:table-cell>
          <table:table-cell table:style-name="ce17" table:formula="of:=[.B95]/24" office:value-type="time" office:time-value="PT08H32M10.312211S">
            <text:p>08:32:10</text:p>
          </table:table-cell>
          <table:table-cell table:number-columns-repeated="8"/>
        </table:table-row>
        <table:table-row table:style-name="ro7">
          <table:table-cell table:style-name="ce12" office:value-type="string">
            <text:p>Dawn length before Sunrise = Sunrise – Civibegin</text:p>
          </table:table-cell>
          <table:table-cell table:formula="of:=[.B90]-[.E90]" office:value-type="float" office:value="0.763041167512014">
            <text:p>0,7630411675</text:p>
          </table:table-cell>
          <table:table-cell table:style-name="ce17" table:formula="of:=[.B96]/24" office:value-type="time" office:time-value="PT00H45M46.948203S">
            <text:p>00:45:47</text:p>
          </table:table-cell>
          <table:table-cell table:number-columns-repeated="8"/>
        </table:table-row>
        <table:table-row table:style-name="ro7">
          <table:table-cell table:style-name="ce12" office:value-type="string">
            <text:p>Dusk length after Sunset <text:s text:c="5"/>= CivilEnd – Sunset</text:p>
          </table:table-cell>
          <table:table-cell table:formula="of:=[.E91]-[.B91]" office:value-type="float" office:value="0.765125734409946">
            <text:p>0,7651257344</text:p>
          </table:table-cell>
          <table:table-cell table:style-name="ce17" table:formula="of:=[.B97]/24" office:value-type="time" office:time-value="PT00H45M54.452644S">
            <text:p>00:45:54</text:p>
          </table:table-cell>
          <table:table-cell table:number-columns-repeated="8"/>
        </table:table-row>
        <table:table-row table:style-name="ro3" table:number-rows-repeated="1048473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mainpage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row table:style-name="ro2">
          <table:table-cell table:style-name="ce1" office:value-type="string">
            <text:p>Sunrise/Sunset Calculation</text:p>
          </table:table-cell>
          <table:table-cell table:number-columns-repeated="3"/>
        </table:table-row>
        <table:table-row table:style-name="ro3">
          <table:table-cell office:value-type="string">
            <text:p>Converting the formulas to macro functions</text:p>
          </table:table-cell>
          <table:table-cell table:number-columns-repeated="3"/>
        </table:table-row>
        <table:table-row table:style-name="ro4">
          <table:table-cell table:style-name="ce2" office:value-type="string">
            <text:p>Inputs:</text:p>
          </table:table-cell>
          <table:table-cell table:style-name="ce13" office:value-type="string">
            <text:p>Day</text:p>
          </table:table-cell>
          <table:table-cell table:style-name="ce13" office:value-type="string">
            <text:p>Month</text:p>
          </table:table-cell>
          <table:table-cell table:style-name="ce13" office:value-type="string">
            <text:p>Year</text:p>
          </table:table-cell>
        </table:table-row>
        <table:table-row table:style-name="ro4">
          <table:table-cell table:style-name="ce3" office:value-type="string">
            <text:p><text:s text:c="3"/>Date of <text:s/>sunrise/sunset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2014">
            <text:p>2014</text:p>
          </table:table-cell>
        </table:table-row>
        <table:table-row table:style-name="ro4">
          <table:table-cell table:style-name="ce3" office:value-type="string">
            <text:p><text:s text:c="3"/>Location for sunrise/sunset</text:p>
          </table:table-cell>
          <table:table-cell table:style-name="ce13" office:value-type="string">
            <text:p>Latitude</text:p>
          </table:table-cell>
          <table:table-cell table:style-name="ce13" office:value-type="string">
            <text:p>Longitude</text:p>
          </table:table-cell>
          <table:table-cell table:style-name="ce13" office:value-type="string">
            <text:p>TZ</text:p>
          </table:table-cell>
        </table:table-row>
        <table:table-row table:style-name="ro4">
          <table:table-cell table:style-name="ce4" office:value-type="string">
            <text:p>Helsinki</text:p>
          </table:table-cell>
          <table:table-cell office:value-type="float" office:value="60.18">
            <text:p>60,18</text:p>
          </table:table-cell>
          <table:table-cell office:value-type="float" office:value="24.93">
            <text:p>24,93</text:p>
          </table:table-cell>
          <table:table-cell office:value-type="float" office:value="2">
            <text:p>2</text:p>
          </table:table-cell>
        </table:table-row>
        <table:table-row table:style-name="ro4">
          <table:table-cell table:style-name="ce2" office:value-type="string">
            <text:p>Calculation results</text:p>
          </table:table-cell>
          <table:table-cell table:number-columns-repeated="3"/>
        </table:table-row>
        <table:table-row table:style-name="ro4">
          <table:table-cell table:style-name="ce4" office:value-type="string">
            <text:p>Day of the year</text:p>
          </table:table-cell>
          <table:table-cell table:formula="of:=[formulas.B20]" office:value-type="float" office:value="307">
            <text:p>307</text:p>
          </table:table-cell>
          <table:table-cell table:number-columns-repeated="2"/>
        </table:table-row>
        <table:table-row table:style-name="ro3">
          <table:table-cell table:style-name="ce4"/>
          <table:table-cell table:number-columns-repeated="3"/>
        </table:table-row>
        <table:table-row table:style-name="ro4">
          <table:table-cell table:style-name="ce4" office:value-type="string">
            <text:p>Civil twilight begins</text:p>
          </table:table-cell>
          <table:table-cell table:style-name="ce18" table:formula="of:=[formulas.D90]" office:value-type="time" office:time-value="PT07H01M22.483589S">
            <text:p>07:01:22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unrise time</text:p>
          </table:table-cell>
          <table:table-cell table:style-name="ce18" table:formula="of:=[formulas.C90]" office:value-type="time" office:time-value="PT07H47M09.431792S">
            <text:p>07:47:09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unset time</text:p>
          </table:table-cell>
          <table:table-cell table:style-name="ce18" table:formula="of:=[formulas.C91]" office:value-type="time" office:time-value="PT16H19M19.744003S">
            <text:p>16:19:20</text:p>
          </table:table-cell>
          <table:table-cell table:number-columns-repeated="2"/>
        </table:table-row>
        <table:table-row table:style-name="ro4">
          <table:table-cell table:style-name="ce4" office:value-type="string">
            <text:p>Civil twilight end</text:p>
          </table:table-cell>
          <table:table-cell table:style-name="ce18" table:formula="of:=[formulas.D91]" office:value-type="time" office:time-value="PT17H05M14.196647S">
            <text:p>17:05:14</text:p>
          </table:table-cell>
          <table:table-cell table:number-columns-repeated="2"/>
        </table:table-row>
        <table:table-row table:style-name="ro7">
          <table:table-cell table:style-name="ce19" office:value-type="string">
            <text:p>Noon time</text:p>
          </table:table-cell>
          <table:table-cell table:style-name="ce18" table:formula="of:=[formulas.C94]" office:value-type="time" office:time-value="PT12H03M14.587898S">
            <text:p>12:03:15</text:p>
          </table:table-cell>
          <table:table-cell table:number-columns-repeated="2"/>
        </table:table-row>
        <table:table-row table:style-name="ro7">
          <table:table-cell table:style-name="ce19" office:value-type="string">
            <text:p>Day length</text:p>
          </table:table-cell>
          <table:table-cell table:style-name="ce18" table:formula="of:=[formulas.C95]" office:value-type="time" office:time-value="PT08H32M10.312211S">
            <text:p>08:32:10</text:p>
          </table:table-cell>
          <table:table-cell table:number-columns-repeated="2"/>
        </table:table-row>
        <table:table-row table:style-name="ro3">
          <table:table-cell table:style-name="ce19" office:value-type="string">
            <text:p>Dawn length before sunrise</text:p>
          </table:table-cell>
          <table:table-cell table:style-name="ce18" table:formula="of:=[formulas.C96]" office:value-type="time" office:time-value="PT00H45M46.948203S">
            <text:p>00:45:47</text:p>
          </table:table-cell>
          <table:table-cell table:number-columns-repeated="2"/>
        </table:table-row>
        <table:table-row table:style-name="ro3">
          <table:table-cell table:style-name="ce19" office:value-type="string">
            <text:p>Dusk length after sunset</text:p>
          </table:table-cell>
          <table:table-cell table:style-name="ce18" table:formula="of:=[formulas.C97]" office:value-type="time" office:time-value="PT00H45M54.452644S">
            <text:p>00:45:54</text:p>
          </table:table-cell>
          <table:table-cell table:number-columns-repeated="2"/>
        </table:table-row>
        <table:table-row table:style-name="ro3">
          <table:table-cell table:style-name="ce19"/>
          <table:table-cell table:style-name="ce18"/>
          <table:table-cell table:number-columns-repeated="2"/>
        </table:table-row>
        <table:table-row table:style-name="ro3">
          <table:table-cell table:style-name="ce19" office:value-type="string">
            <text:p>Sun declination</text:p>
          </table:table-cell>
          <table:table-cell table:style-name="ce20" table:formula="of:=[formulas.C51]" office:value-type="float" office:value="-14.9469998355609">
            <text:p>-14,95</text:p>
          </table:table-cell>
          <table:table-cell table:number-columns-repeated="2"/>
        </table:table-row>
        <table:table-row table:style-name="ro3" table:number-rows-repeated="2">
          <table:table-cell table:number-columns-repeated="4"/>
        </table:table-row>
        <table:table-row table:style-name="ro4">
          <table:table-cell table:style-name="ce2" office:value-type="string">
            <text:p>Source:</text:p>
          </table:table-cell>
          <table:table-cell table:number-columns-repeated="3"/>
        </table:table-row>
        <table:table-row table:style-name="ro4">
          <table:table-cell table:style-name="ce3" office:value-type="string">
            <text:p><text:s text:c="3"/>Almanac for Computers, 1990</text:p>
          </table:table-cell>
          <table:table-cell table:number-columns-repeated="3"/>
        </table:table-row>
        <table:table-row table:style-name="ro4">
          <table:table-cell table:style-name="ce3" office:value-type="string">
            <text:p><text:s text:c="3"/>published by Nautical Almanac Office</text:p>
          </table:table-cell>
          <table:table-cell table:number-columns-repeated="3"/>
        </table:table-row>
        <table:table-row table:style-name="ro4">
          <table:table-cell table:style-name="ce3" office:value-type="string">
            <text:p><text:s text:c="3"/>United States Naval Observatory</text:p>
          </table:table-cell>
          <table:table-cell table:number-columns-repeated="3"/>
        </table:table-row>
        <table:table-row table:style-name="ro4">
          <table:table-cell table:style-name="ce3" office:value-type="string">
            <text:p><text:s text:c="3"/>Washington, DC 20392</text:p>
          </table:table-cell>
          <table:table-cell table:number-columns-repeated="3"/>
        </table:table-row>
        <table:table-row table:style-name="ro3" table:number-rows-repeated="1048549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Sheet3" table:style-name="ta1">
        <table:table-column table:style-name="co5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0">
      <number:number number:decimal-places="11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3"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rmo Lammi</meta:initial-creator>
    <meta:creation-date>2014-11-09T23:44:51</meta:creation-date>
    <dc:date>2014-11-20T19:26:49</dc:date>
    <dc:creator>Jarmo Lammi</dc:creator>
    <meta:editing-duration>PT12H43S</meta:editing-duration>
    <meta:editing-cycles>67</meta:editing-cycles>
    <meta:generator>LibreOffice/3.5$Linux_x86 LibreOffice_project/350m1$Build-2</meta:generator>
    <meta:document-statistic meta:table-count="3" meta:cell-count="211" meta:object-count="0"/>
  </office:meta>
</office:document-meta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Sub Main

End Sub

Function daynr(anno as Integer, mon as Integer, dag as Integer) as Integer
      Dim N1 as Integer, N2 as Integer, N3 as Integer
      Dim q as Integer, qq as Integer, Nr as Integer
      N1 = Int(275*mon/9)
      N2 = Int((mon + 9.0)/12.0)
      q  = Int(anno/4)
      qq = 2 - 4*q + anno
      N3 = 1 + Int(qq/3) 
      Nr = N1 - N2*N3 + dag - 30
      daynr = Nr
	
End Function

Function suntime(longit as Double, dnr as Integer, w as Integer) as Double
't1 = N + (6 - lngHour) / 24
't2 = N + (18 - lngHour) / 24
	Dim t1 as Double, t as Double
	t1 = longit/15.0
	t1 = 6.0 - t1
	t1 = dnr + t1/24.0

	If (w=1) then
	   t = t1
	Elseif (w=2) then
	   t  = t1 + 0.5
	End if
	
	suntime = t
	
End Function

Function manom(ty as Double) as Double
' Mean anomaly of Sun
	Dim t2 as Double
	t2 = 0.9856*ty - 3.289
	manom = t2
	
End Function

function truelong(Mx as Double) as Double
' Calculate true longitude of Sun
' L = M+(1.916*sin(M))+(0.020*sin(2*M))+282.634
	Dim Lx as Double
	Dim LY as Double
	Dim Lz as Double

	Dim d2rad as Double
	d2rad = PI/180.0

	Lx = 1.916*sin(d2rad*Mx)
	Ly = 0.02*sin(2*d2rad*Mx)
	Ly = Lx + Ly + Mx + 282.634
	Lz = Ly - Int(Ly/360)*360
	truelong = Lz

End Function

Function sunra(L as Double) As Double
'RA = atan(0.91764 * tan(L))
	d2rad = PI/180.0
	Dim RA as Double
	x = atn(0.91764*tan(d2rad*L))
	RA = x/d2rad
	sunra = RA
End Function

Function RALquad(RA as Double, L as Double) As Double
	Lquadrant  = Int(L/90)*90
	Raquadrant = Int(RA/90)*90
	RA = RA + (Lquadrant - RAquadrant)
	RALquad = RA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2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